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9993" officeooo:paragraph-rsid="0007999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3f06" officeooo:paragraph-rsid="00093f06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a440b" officeooo:paragraph-rsid="000a440b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cb910" officeooo:paragraph-rsid="000cb910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62ca" officeooo:paragraph-rsid="000d62ca" style:font-weight-asian="normal" style:font-weight-complex="normal"/>
    </style:style>
    <style:style style:name="P6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text-underline-style="none" fo:font-weight="normal" officeooo:rsid="000a440b" officeooo:paragraph-rsid="000a440b" style:font-weight-asian="normal" style:font-weight-complex="normal"/>
    </style:style>
    <style:style style:name="P7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text-underline-style="none" fo:font-weight="normal" officeooo:rsid="000b058d" officeooo:paragraph-rsid="000b058d" style:font-weight-asian="normal" style:font-weight-complex="normal"/>
    </style:style>
    <style:style style:name="P8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93f06" officeooo:paragraph-rsid="00093f06" style:font-weight-asian="bold" style:font-weight-complex="bold"/>
    </style:style>
    <style:style style:name="T1" style:family="text">
      <style:text-properties officeooo:rsid="0009afc9"/>
    </style:style>
    <style:style style:name="T2" style:family="text">
      <style:text-properties officeooo:rsid="000d62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Charter</text:p>
      <text:p text:style-name="P1">Focus Manager</text:p>
      <text:p text:style-name="P2">Problem Statement</text:p>
      <text:p text:style-name="P6">I do not have a system in place to make sure the work I do is the RIGHT work in order to accomplish my goals, nor have I intentionally created an environment for myself that is conducive to working on independent projects. The goal of this project is to create a software I can use for personal projects, software and otherwise, that will allow me to organize my thoughts, and thus increase my productivity.</text:p>
      <text:p text:style-name="P6"/>
      <text:p text:style-name="P2">Project Objectives</text:p>
      <text:list xml:id="list1700141024" text:style-name="L1">
        <text:list-item>
          <text:p text:style-name="P3">Implement a goal-based methodology that will assist in the organization of projects by breaking goals into sub-goals and individual, manageable tasks.</text:p>
        </text:list-item>
        <text:list-item>
          <text:p text:style-name="P3">Create an artificial work environment that will allow me to stay focused by “clocking-in” and keeping track of hours worked.</text:p>
        </text:list-item>
        <text:list-item>
          <text:p text:style-name="P3">Visualize progress on projects over time by recording when goals are completed, allowing me to adjust deadline estimations for future work.</text:p>
          <text:p text:style-name="P3"/>
        </text:list-item>
      </text:list>
      <text:p text:style-name="P2">Stakeholders</text:p>
      <text:p text:style-name="P7">Developer: Phillip Thain</text:p>
      <text:p text:style-name="P7">Users: General public or myself?</text:p>
      <text:p text:style-name="P7">// Is this section necessary?</text:p>
      <text:p text:style-name="P8"/>
      <text:p text:style-name="P2">Deliv<text:span text:style-name="T1">e</text:span>rables</text:p>
      <text:list xml:id="list231837182" text:style-name="L2">
        <text:list-item>
          <text:p text:style-name="P4">A desktop application <text:span text:style-name="T2">for Linux </text:span>created with the Electron JS framework</text:p>
        </text:list-item>
        <text:list-item>
          <text:p text:style-name="P4">(Extension) <text:span text:style-name="T2">Port application to W</text:span>indows</text:p>
        </text:list-item>
        <text:list-item>
          <text:p text:style-name="P5">A storage system to record user goals, tasks, and project metrics (via JSON, FLAT, or SQ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9:26:10.230126684</meta:creation-date>
    <dc:date>2019-06-27T19:54:35.227013883</dc:date>
    <meta:editing-duration>PT13M3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98" meta:character-count="1198" meta:non-whitespace-character-count="1023"/>
  </office:meta>
</office:document-meta>
</file>